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Droid Serif" svg:font-family="'Droid Serif'"/>
    <style:font-face style:name="Lohit Hindi1" svg:font-family="'Lohit Hindi'"/>
    <style:font-face style:name="Roboto" svg:font-family="Roboto, sans-serif"/>
    <style:font-face style:name="Source Sans Pro" svg:font-family="'Source Sans Pro', 'Helvetica Neue', Helvetica, Arial, sans-serif"/>
    <style:font-face style:name="Verdana" svg:font-family="Verdana, Arial, 'Trebuchet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9f8f7" officeooo:paragraph-rsid="0009f8f7"/>
    </style:style>
    <style:style style:name="P2" style:family="paragraph" style:parent-style-name="Standard">
      <style:text-properties officeooo:rsid="0009f8f7" officeooo:paragraph-rsid="000bbd06"/>
    </style:style>
    <style:style style:name="P3" style:family="paragraph" style:parent-style-name="Text_20_body">
      <style:text-properties officeooo:paragraph-rsid="000ee0e8"/>
    </style:style>
    <style:style style:name="P4" style:family="paragraph" style:parent-style-name="Text_20_body">
      <style:text-properties officeooo:rsid="0010acdc" officeooo:paragraph-rsid="0010acdc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0acdc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22b75" style:font-style-asian="normal" style:font-weight-asian="normal" style:font-style-complex="normal" style:font-weight-complex="normal"/>
    </style:style>
    <style:style style:name="T4" style:family="text">
      <style:text-properties officeooo:rsid="000fedb6"/>
    </style:style>
    <style:style style:name="T5" style:family="text">
      <style:text-properties officeooo:rsid="0010acdc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El </text:span><text:span text:style-name="Strong_20_Emphasis"><text:span text:style-name="T1">web scraping </text:span></text:span><text:span text:style-name="T1">(</text:span><text:span text:style-name="T3">raspado, recolección o rastreado </text:span><text:span text:style-name="Emphasis"><text:span text:style-name="T1">de páginas web</text:span></text:span><text:span text:style-name="T1">) consiste en la extracción de los datos significativos de una o varias páginas web determinadas, o de todas las páginas web que estén relacionadas mediante enlaces en un sitio web, para su posterior manipulación. <text:s/>Esta técnica (conocida bajo otros términos como </text:span><text:span text:style-name="Strong_20_Emphasis"><text:span text:style-name="T1"><text:s/>web crawling</text:span></text:span><text:span text:style-name="T1">, web</text:span><text:span text:style-name="Strong_20_Emphasis"><text:span text:style-name="T1"> scraping</text:span></text:span><text:span text:style-name="T1">, </text:span><text:span text:style-name="Strong_20_Emphasis"><text:span text:style-name="T1">web extraction</text:span></text:span><text:span text:style-name="T1">, </text:span><text:span text:style-name="Strong_20_Emphasis"><text:span text:style-name="T1">crawl spider</text:span></text:span><text:span text:style-name="T1">, </text:span><text:span text:style-name="Strong_20_Emphasis"><text:span text:style-name="T1">web-bot</text:span></text:span><text:span text:style-name="T1">, </text:span><text:span text:style-name="Strong_20_Emphasis"><text:span text:style-name="T1">spider robot</text:span></text:span><text:span text:style-name="T1">, web</text:span><text:span text:style-name="Strong_20_Emphasis"><text:span text:style-name="T1"> mining</text:span></text:span><text:span text:style-name="T1">, data </text:span><text:span text:style-name="Strong_20_Emphasis"><text:span text:style-name="T1">harvest</text:span></text:span><text:span text:style-name="T1">, entre otros) consiste en capturar una página web, procesar algunas partes de su contenido y descartar otras. Entonces un Web Crawler es un programa diseñado para explorar páginas Web en forma automática y extraer información. Inicialmente se le da a éste un grupo de direcciones iniciales, posteriormente el crawler descarga el contenido, lo analiza, extrae la información que desea <text:s/>y busca enlaces a otras páginas, repitiendo este proceso <text:s/>sucesivamente. </text:span><text:span text:style-name="Strong_20_Emphasis"><text:span text:style-name="T1">Es el mismo concepto básico en el que se basa Google para Indexar los sitios web de Internet y presentar los resultados en su buscador, empleando el crawler más famoso del mundo, llamado Googlebot. </text:span></text:span></text:p>
      <text:p text:style-name="Text_20_body">Los tres crawlers de código abierto más robustos y ampliamente utilizados son: Heritrix (Java), Nutch (Java) y Scrapy (Python). En <text:span text:style-name="T5">este </text:span>proyecto se utiliza Scrapy, es multiplataforma y posee una buena documentación, <text:span text:style-name="T4">mientras que</text:span> Heritrix funciona sólo para Linux y <text:span text:style-name="T4">Nutch ofrece una </text:span>documentación escasa y confusa. </text:p>
      <text:p text:style-name="Text_20_body"/>
      <text:p text:style-name="P1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Droid Serif" svg:font-family="'Droid Serif'"/>
    <style:font-face style:name="Lohit Hindi1" svg:font-family="'Lohit Hindi'"/>
    <style:font-face style:name="Roboto" svg:font-family="Roboto, sans-serif"/>
    <style:font-face style:name="Source Sans Pro" svg:font-family="'Source Sans Pro', 'Helvetica Neue', Helvetica, Arial, sans-serif"/>
    <style:font-face style:name="Verdana" svg:font-family="Verdana, Arial, 'Trebuchet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8:18:42.750129973</meta:creation-date>
    <dc:date>2015-06-03T21:17:15.863754094</dc:date>
    <meta:editing-duration>PT24M38S</meta:editing-duration>
    <meta:editing-cycles>2</meta:editing-cycles>
    <meta:generator>LibreOffice/4.3.7.2$Linux_X86_64 LibreOffice_project/430m0$Build-2</meta:generator>
    <meta:document-statistic meta:table-count="0" meta:image-count="0" meta:object-count="0" meta:page-count="1" meta:paragraph-count="3" meta:word-count="216" meta:character-count="1405" meta:non-whitespace-character-count="1184"/>
  </office:meta>
</office:document-meta>
</file>